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Code" svg:font-family="'Courier Code'" style:font-family-generic="modern" style:font-pitch="variable"/>
    <style:font-face style:name="Courier Code1" svg:font-family="'Courier Code'" style:font-family-generic="modern" style:font-pitch="fixed"/>
    <style:font-face style:name="Courier Code2" svg:font-family="'Courier Code'" style:font-pitch="fixed"/>
    <style:font-face style:name="Courier Code3" svg:font-family="'Courier Code'" style:font-family-generic="modern"/>
    <style:font-face style:name="Courier Code4" svg:font-family="'Courier Code'" style:font-pitch="variable"/>
    <style:font-face style:name="Courier Code5" svg:font-family="'Courier Code'"/>
    <style:font-face style:name="Courier Code6"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variable"/>
    <style:font-face style:name="OCR A Extended4" svg:font-family="'OCR A Extended'" style:font-family-generic="modern" style:font-pitch="fixed"/>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fo:min-height="13.364cm"/>
      <style:paragraph-properties style:writing-mode="lr-tb"/>
    </style:style>
    <style:style style:name="pr2" style:family="presentation" style:parent-style-name="Title_20__2f__20_Subtitle_20_Slide-subtitle" style:list-style-name="L5">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5">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Free_20_Text_20_Slide-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Free_20_Text_20_Slide-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Free_20_Text_20_Sli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Free_20_Text_20_Slide-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Free_20_Text_20_Slide-notes">
      <style:graphic-properties draw:fill-color="#ffffff" fo:min-height="13.364cm"/>
      <style:paragraph-properties style:writing-mode="lr-tb"/>
    </style:style>
    <style:style style:name="pr13" style:family="presentation" style:parent-style-name="One_20_Content_20__28_subtitle_29_-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One_20_Content_20__28_subtitle_29_-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title" style:list-style-name="L5">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7" style:family="presentation" style:parent-style-name="One_20_Content_20__28_subtitle_29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One_20_Content_20__28_subtitle_29_-notes">
      <style:graphic-properties draw:fill-color="#ffffff" fo:min-height="13.364cm"/>
      <style:paragraph-properties style:writing-mode="lr-tb"/>
    </style:style>
    <style:style style:name="pr19" style:family="presentation" style:parent-style-name="Side-by-side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Side-by-side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Side-by-side_20_Content-title" style:list-style-name="L5">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Side-by-si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Side-by-side_20_Content-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Side-by-si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Side-by-side_20_Content-notes">
      <style:graphic-properties draw:fill-color="#ffffff" fo:min-height="13.364cm"/>
      <style:paragraph-properties style:writing-mode="lr-tb"/>
    </style:style>
    <style:style style:name="pr26" style:family="presentation" style:parent-style-name="Content_20_with_20_Code-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7" style:family="presentation" style:parent-style-name="Content_20_with_20_Code-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8" style:family="presentation" style:parent-style-name="Content_20_with_20_Code-title" style:list-style-name="L5">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9" style:family="presentation" style:parent-style-name="Content_20_with_20_Code-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0" style:family="presentation" style:parent-style-name="Content_20_with_20_Code-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1" style:family="presentation" style:parent-style-name="Content_20_with_20_Co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Content_20_with_20_Code-notes">
      <style:graphic-properties draw:fill-color="#ffffff" fo:min-height="13.364cm"/>
      <style:paragraph-properties style:writing-mode="lr-tb"/>
    </style:style>
    <style:style style:name="pr33" style:family="presentation" style:parent-style-name="Bigger_20_Code_20_with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4" style:family="presentation" style:parent-style-name="Bigger_20_Code_20_with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Bigger_20_Code_20_with_20_content-title" style:list-style-name="L5">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6" style:family="presentation" style:parent-style-name="Bigger_20_Code_20_with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7" style:family="presentation" style:parent-style-name="Bigger_20_Code_20_with_20_content-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8" style:family="presentation" style:parent-style-name="Bigger_20_Code_20_with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Bigger_20_Code_20_with_20_content-notes">
      <style:graphic-properties draw:fill-color="#ffffff" fo:min-height="13.364cm"/>
      <style:paragraph-properties style:writing-mode="lr-tb"/>
    </style:style>
    <style:style style:name="pr40" style:family="presentation" style:parent-style-name="Code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Code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2" style:family="presentation" style:parent-style-name="Code_20_Content-title" style:list-style-name="L5">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3" style:family="presentation" style:parent-style-name="Co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4" style:family="presentation" style:parent-style-name="Co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5" style:family="presentation" style:parent-style-name="Code_20_Content-notes">
      <style:graphic-properties draw:fill-color="#ffffff" fo:min-height="13.364cm"/>
      <style:paragraph-properties style:writing-mode="lr-tb"/>
    </style:style>
    <style:style style:name="pr46" style:family="presentation" style:parent-style-name="Thanks_21__20_Questions_3f_-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47" style:family="presentation" style:parent-style-name="Thanks_21__20_Questions_3f_-notes">
      <style:graphic-properties draw:fill-color="#ffffff" fo:min-height="13.364cm"/>
      <style:paragraph-properties style:writing-mode="lr-tb"/>
    </style:style>
    <style:style style:name="pr48"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9" style:family="presentation" style:parent-style-name="Open_20_Src_20_-_20_4x4_20_grid-notes">
      <style:graphic-properties draw:fill-color="#ffffff" fo:min-height="13.364cm"/>
      <style:paragraph-properties style:writing-mode="lr-tb"/>
    </style:style>
    <style:style style:name="pr50"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1" style:family="presentation" style:parent-style-name="RBCN2024-notes">
      <style:graphic-properties draw:fill-color="#ffffff" fo:min-height="13.364cm"/>
      <style:paragraph-properties style:writing-mode="lr-tb"/>
    </style:style>
    <style:style style:name="pr52"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3"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4"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5"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6"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7"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8"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9"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0"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1" style:family="presentation" style:parent-style-name="RBTFRMWRK_20_-_20_3x3_20_grid-notes">
      <style:graphic-properties draw:fill-color="#ffffff"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1" style:font-size-complex="60pt" style:font-style-complex="normal" style:font-weight-complex="normal" fo:hyphenate="false"/>
    </style:style>
    <style:style style:name="P4"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8pt" fo:letter-spacing="-0.035cm" fo:font-style="normal" style:text-underline-style="none" fo:font-weight="normal" fo:background-color="transparent" style:font-name-asian="Courier Code6" style:font-size-asian="28pt" style:font-style-asian="normal" style:font-weight-asian="normal" style:font-name-complex="Courier Code1" style:font-size-complex="28pt" style:font-style-complex="normal" style:font-weight-complex="normal" fo:hyphenate="false"/>
    </style:style>
    <style:style style:name="P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writing-mode="lr-tb" style:font-independent-line-spacing="true"/>
      <style:text-properties fo:font-size="166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0pt" style:font-size-asian="20pt" style:font-size-complex="20pt" fo:hyphenate="false"/>
    </style:style>
    <style:style style:name="P11"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0pt" fo:letter-spacing="-0.035cm" fo:font-style="normal" style:text-underline-style="none" fo:font-weight="normal" fo:background-color="transparent" style:font-name-asian="Courier Code6" style:font-size-asian="20pt" style:font-style-asian="normal" style:font-weight-asian="normal" style:font-name-complex="Courier Code1" style:font-size-complex="20pt" style:font-style-complex="normal" style:font-weight-complex="normal" fo:hyphenate="false"/>
    </style:style>
    <style:style style:name="P12"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1" style:font-size-complex="40pt" style:font-style-complex="normal" style:font-weight-complex="normal" fo:hyphenate="false"/>
    </style:style>
    <style:style style:name="P13"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4"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1" style:font-size-complex="48pt" style:font-style-complex="normal" style:font-weight-complex="normal"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6" style:font-size-asian="26pt" style:font-style-asian="normal" style:font-weight-asian="normal" style:font-name-complex="Courier Code1" style:font-size-complex="26pt" style:font-style-complex="normal" style:font-weight-complex="normal" fo:hyphenate="false"/>
    </style:style>
    <style:style style:name="P16"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fo:hyphenate="false"/>
    </style:style>
    <style:style style:name="P19"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fo:hyphenate="false"/>
    </style:style>
    <style:style style:name="P20"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fo:hyphenate="false"/>
    </style:style>
    <style:style style:name="P21"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fo:hyphenate="false"/>
    </style:style>
    <style:style style:name="T1" style:family="text">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1" style:font-size-complex="60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T4"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ourier Code1" fo:font-size="20pt" fo:letter-spacing="-0.035cm" fo:font-style="normal" style:text-underline-style="none" fo:font-weight="normal" fo:background-color="transparent" style:font-name-asian="Courier Code6" style:font-size-asian="20pt" style:font-style-asian="normal" style:font-weight-asian="normal" style:font-name-complex="Courier Code1" style:font-size-complex="20pt" style:font-style-complex="normal" style:font-weight-complex="normal"/>
    </style:style>
    <style:style style:name="T6" style:family="text">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1" style:font-size-complex="40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T8"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office:forms form:automatic-focus="false" form:apply-design-mode="false"/>
        <draw:frame draw:name="Untertitel 5" presentation:style-name="pr2" draw:text-style-name="P3" draw:layer="layout" svg:width="32.024cm" svg:height="5.171cm" svg:x="0.917cm" svg:y="9.554cm" presentation:class="subtitle" presentation:user-transformed="true">
          <draw:text-box>
            <text:p text:style-name="P2"><text:span text:style-name="T1">Performance test in a day using Robot Framework and RFSwram</text:span></text:p>
          </draw:text-box>
        </draw:frame>
        <draw:frame draw:name="Titel 4" presentation:style-name="pr3" draw:text-style-name="P4" draw:layer="layout" svg:width="32.016cm" svg:height="5.171cm" svg:x="0.925cm" svg:y="4.382cm" presentation:class="title" presentation:user-transformed="true">
          <draw:text-box>
            <text:p text:style-name="P2"><text:span text:style-name="T2">RFSwram Workshop</text:span></text:p>
          </draw:text-box>
        </draw:frame>
        <draw:frame draw:name="Textplatzhalter 6" presentation:style-name="pr4" draw:text-style-name="P5"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office:forms form:automatic-focus="false" form:apply-design-mode="false"/>
        <draw:frame draw:name="Textplatzhalter 15" presentation:style-name="pr6" draw:text-style-name="P7" draw:layer="layout" svg:width="3.105cm" svg:height="4.579cm" svg:x="10.442cm" svg:y="2.618cm" presentation:class="outline" presentation:user-transformed="true">
          <draw:text-box>
            <text:p text:style-name="P6"><text:span text:style-name="T3">K</text:span></text:p>
          </draw:text-box>
        </draw:frame>
        <draw:frame draw:name="Textplatzhalter 16" presentation:style-name="pr6" draw:text-style-name="P7" draw:layer="layout" svg:width="3.105cm" svg:height="4.581cm" svg:x="13.548cm" svg:y="2.616cm" presentation:class="outline" presentation:user-transformed="true">
          <draw:text-box>
            <text:p text:style-name="P6"><text:span text:style-name="T3">W</text:span></text:p>
          </draw:text-box>
        </draw:frame>
        <draw:frame draw:name="Textplatzhalter 17" presentation:style-name="pr6" draw:text-style-name="P7" draw:layer="layout" svg:width="3.105cm" svg:height="4.581cm" svg:x="16.654cm" svg:y="2.616cm" presentation:class="outline" presentation:user-transformed="true">
          <draw:text-box>
            <text:p text:style-name="P6"><text:span text:style-name="T3">R</text:span></text:p>
          </draw:text-box>
        </draw:frame>
        <draw:frame draw:name="Textplatzhalter 18" presentation:style-name="pr6" draw:text-style-name="P7" draw:layer="layout" svg:width="3.105cm" svg:height="4.579cm" svg:x="10.442cm" svg:y="7.236cm" presentation:class="outline" presentation:user-transformed="true">
          <draw:text-box>
            <text:p text:style-name="P6"><text:span text:style-name="T3">D</text:span></text:p>
          </draw:text-box>
        </draw:frame>
        <draw:frame draw:name="Textplatzhalter 19" presentation:style-name="pr6" draw:text-style-name="P7" draw:layer="layout" svg:width="3.105cm" svg:height="4.581cm" svg:x="13.548cm" svg:y="7.234cm" presentation:class="outline" presentation:user-transformed="true">
          <draw:text-box>
            <text:p text:style-name="P6"><text:span text:style-name="T3">R</text:span></text:p>
          </draw:text-box>
        </draw:frame>
        <draw:frame draw:name="Textplatzhalter 20" presentation:style-name="pr6" draw:text-style-name="P7" draw:layer="layout" svg:width="3.105cm" svg:height="4.581cm" svg:x="16.654cm" svg:y="7.234cm" presentation:class="outline" presentation:user-transformed="true">
          <draw:text-box>
            <text:p text:style-name="P6"><text:span text:style-name="T3">V</text:span></text:p>
          </draw:text-box>
        </draw:frame>
        <draw:frame draw:name="Textplatzhalter 21" presentation:style-name="pr6" draw:text-style-name="P7" draw:layer="layout" svg:width="3.105cm" svg:height="4.579cm" svg:x="10.442cm" svg:y="11.854cm" presentation:class="outline" presentation:user-transformed="true">
          <draw:text-box>
            <text:p text:style-name="P6"><text:span text:style-name="T4">R</text:span></text:p>
          </draw:text-box>
        </draw:frame>
        <draw:frame draw:name="Textplatzhalter 22" presentation:style-name="pr6" draw:text-style-name="P7" draw:layer="layout" svg:width="3.105cm" svg:height="4.581cm" svg:x="13.548cm" svg:y="11.852cm" presentation:class="outline" presentation:user-transformed="true">
          <draw:text-box>
            <text:p text:style-name="P6"><text:span text:style-name="T4">P</text:span></text:p>
          </draw:text-box>
        </draw:frame>
        <draw:frame draw:name="Textplatzhalter 23" presentation:style-name="pr6" draw:text-style-name="P7" draw:layer="layout" svg:width="3.105cm" svg:height="4.581cm" svg:x="16.654cm" svg:y="11.852cm" presentation:class="outline" presentation:user-transformed="true">
          <draw:text-box>
            <text:p text:style-name="P6"><text:span text:style-name="T4">A</text:span></text:p>
          </draw:text-box>
        </draw:frame>
        <draw:frame draw:name="Textplatzhalter 24" presentation:style-name="pr6" draw:text-style-name="P7" draw:layer="layout" svg:width="3.105cm" svg:height="4.581cm" svg:x="19.761cm" svg:y="2.622cm" presentation:class="outline" presentation:user-transformed="true">
          <draw:text-box>
            <text:p text:style-name="P6"><text:span text:style-name="T3">D</text:span></text:p>
          </draw:text-box>
        </draw:frame>
        <draw:frame draw:name="Textplatzhalter 25" presentation:style-name="pr6" draw:text-style-name="P7" draw:layer="layout" svg:width="3.105cm" svg:height="4.581cm" svg:x="19.761cm" svg:y="7.24cm" presentation:class="outline" presentation:user-transformed="true">
          <draw:text-box>
            <text:p text:style-name="P6"><text:span text:style-name="T3">N</text:span></text:p>
          </draw:text-box>
        </draw:frame>
        <draw:frame draw:name="Picture 44" draw:style-name="gr2" draw:text-style-name="P8"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Free_20_Text_20_Slide" xml:id="id4" draw:id="id4">
        <office:forms form:automatic-focus="false" form:apply-design-mode="false"/>
        <draw:frame draw:name="Datumsplatzhalter 1" presentation:style-name="pr8" draw:text-style-name="P9" draw:layer="layout" svg:width="11.102cm" svg:height="1.013cm" svg:x="5.83cm" svg:y="17.35cm" presentation:class="date-time" presentation:user-transformed="true">
          <draw:text-box>
            <text:p/>
          </draw:text-box>
        </draw:frame>
        <draw:frame draw:name="Fußzeilenplatzhalter 2" presentation:style-name="pr9" draw:text-style-name="P9" draw:layer="layout" svg:width="11.102cm" svg:height="1.013cm" svg:x="16.933cm" svg:y="17.35cm" presentation:class="footer" presentation:user-transformed="true">
          <draw:text-box>
            <text:p/>
          </draw:text-box>
        </draw:frame>
        <draw:frame draw:name="Inhaltsplatzhalter 4" presentation:style-name="pr10" draw:text-style-name="P11" draw:layer="layout" svg:width="32.102cm" svg:height="14.39cm" svg:x="0.93cm" svg:y="2.336cm" presentation:class="outline" presentation:user-transformed="true">
          <draw:text-box>
            <text:list text:style-name="L4">
              <text:list-item>
                <text:p text:style-name="P10"><text:span text:style-name="T5"/></text:p>
              </text:list-item>
              <text:list-item>
                <text:p text:style-name="P10"><text:span text:style-name="T5">-https://github.com/damies13/robocon2024-workshop</text:span><text:span text:style-name="T5"><text:line-break/></text:span><text:span text:style-name="T5"/></text:p>
              </text:list-item>
              <text:list-item>
                <text:p text:style-name="P10"><text:span text:style-name="T5">-http://192.168.1.10</text:span></text:p>
              </text:list-item>
              <text:list-item>
                <text:p text:style-name="P10"><text:span text:style-name="T5"/></text:p>
              </text:list-item>
              <text:list-item>
                <text:p text:style-name="P10"><text:span text:style-name="T5">-https://gitpod.io</text:span></text:p>
              </text:list-item>
              <text:list-item>
                <text:p text:style-name="P10"><text:span text:style-name="T5"/></text:p>
              </text:list-item>
              <text:list-item>
                <text:p text:style-name="P10"><text:span text:style-name="T5">-https://gitpod.io/#https://github.com/damies13/robocon2024-workshop</text:span></text:p>
              </text:list-item>
            </text:list>
          </draw:text-box>
        </draw:frame>
        <draw:frame draw:name="Titel 5" presentation:style-name="pr11" draw:text-style-name="P12" draw:layer="layout" svg:width="31.537cm" svg:height="1.18cm" svg:x="0.93cm" svg:y="1.124cm" presentation:class="title" presentation:user-transformed="true">
          <draw:text-box>
            <text:p text:style-name="P2"><text:span text:style-name="T6">Important URL’s</text:span></text:p>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2" draw:text-style-name="P1" draw:layer="layout" svg:width="16.799cm" svg:height="13.364cm" svg:x="2.1cm" svg:y="14.107cm" presentation:class="notes" presentation:placeholder="true">
            <draw:text-box/>
          </draw:frame>
        </presentation:notes>
      </draw:page>
      <draw:page draw:name="page5" draw:style-name="dp3" draw:master-page-name="One_20_Content_20__28_subtitle_29_" xml:id="id5" draw:id="id5">
        <office:forms form:automatic-focus="false" form:apply-design-mode="false"/>
        <draw:frame draw:name="Datumsplatzhalter 1" presentation:style-name="pr13" draw:text-style-name="P9" draw:layer="layout" svg:width="11.102cm" svg:height="1.013cm" svg:x="5.83cm" svg:y="17.35cm" presentation:class="date-time" presentation:user-transformed="true">
          <draw:text-box>
            <text:p/>
          </draw:text-box>
        </draw:frame>
        <draw:frame draw:name="Fußzeilenplatzhalter 2" presentation:style-name="pr14" draw:text-style-name="P9" draw:layer="layout" svg:width="11.102cm" svg:height="1.013cm" svg:x="16.933cm" svg:y="17.35cm" presentation:class="footer" presentation:user-transformed="true">
          <draw:text-box>
            <text:p/>
          </draw:text-box>
        </draw:frame>
        <draw:frame draw:name="Titel 4" presentation:style-name="pr15" draw:text-style-name="P13" draw:layer="layout" svg:width="32.102cm" svg:height="1.18cm" svg:x="0.832cm" svg:y="0.957cm" presentation:class="title" presentation:placeholder="true" presentation:user-transformed="true">
          <draw:text-box/>
        </draw:frame>
        <draw:frame draw:name="Textplatzhalter 5" presentation:style-name="pr16" draw:text-style-name="P14" draw:layer="layout" svg:width="32.102cm" svg:height="1.401cm" svg:x="0.833cm" svg:y="2.324cm" presentation:class="outline" presentation:placeholder="true" presentation:user-transformed="true">
          <draw:text-box/>
        </draw:frame>
        <draw:frame draw:name="Inhaltsplatzhalter 6" presentation:style-name="pr17" draw:text-style-name="P15" draw:layer="layout" svg:width="32.102cm" svg:height="12.375cm" svg:x="0.833cm" svg:y="4.35cm" presentation:class="outline" presentation:placeholder="true" presentation:user-transformed="true">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8" draw:text-style-name="P1" draw:layer="layout" svg:width="16.799cm" svg:height="13.364cm" svg:x="2.1cm" svg:y="14.107cm" presentation:class="notes" presentation:placeholder="true">
            <draw:text-box/>
          </draw:frame>
        </presentation:notes>
      </draw:page>
      <draw:page draw:name="page6" draw:style-name="dp3" draw:master-page-name="Side-by-side_20_Content" xml:id="id6" draw:id="id6">
        <office:forms form:automatic-focus="false" form:apply-design-mode="false"/>
        <draw:frame draw:name="Datumsplatzhalter 1" presentation:style-name="pr19" draw:text-style-name="P9" draw:layer="layout" svg:width="11.102cm" svg:height="1.013cm" svg:x="5.83cm" svg:y="17.35cm" presentation:class="date-time" presentation:user-transformed="true">
          <draw:text-box>
            <text:p/>
          </draw:text-box>
        </draw:frame>
        <draw:frame draw:name="Fußzeilenplatzhalter 2" presentation:style-name="pr20" draw:text-style-name="P9" draw:layer="layout" svg:width="11.102cm" svg:height="1.013cm" svg:x="16.933cm" svg:y="17.35cm" presentation:class="footer" presentation:user-transformed="true">
          <draw:text-box>
            <text:p/>
          </draw:text-box>
        </draw:frame>
        <draw:frame draw:name="Titel 4" presentation:style-name="pr21" draw:text-style-name="P13" draw:layer="layout" svg:width="32.199cm" svg:height="1.18cm" svg:x="0.832cm" svg:y="0.957cm" presentation:class="title" presentation:placeholder="true" presentation:user-transformed="true">
          <draw:text-box/>
        </draw:frame>
        <draw:frame draw:name="Textplatzhalter 5" presentation:style-name="pr22" draw:text-style-name="P14" draw:layer="layout" svg:width="32.199cm" svg:height="1.401cm" svg:x="0.833cm" svg:y="2.324cm" presentation:class="outline" presentation:placeholder="true" presentation:user-transformed="true">
          <draw:text-box/>
        </draw:frame>
        <draw:frame draw:name="Inhaltsplatzhalter 6" presentation:style-name="pr23" draw:text-style-name="P15" draw:layer="layout" svg:width="15.699cm" svg:height="12.375cm" svg:x="0.833cm" svg:y="4.35cm" presentation:class="outline" presentation:placeholder="true" presentation:user-transformed="true">
          <draw:text-box/>
        </draw:frame>
        <draw:frame draw:name="Inhaltsplatzhalter 7" presentation:style-name="pr24" draw:text-style-name="P11" draw:layer="layout" svg:width="16.101cm" svg:height="12.375cm" svg:x="16.931cm" svg:y="4.35cm" presentation:class="outline" presentation:placeholder="true" presentation:user-transformed="true">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25" draw:text-style-name="P1" draw:layer="layout" svg:width="16.799cm" svg:height="13.364cm" svg:x="2.1cm" svg:y="14.107cm" presentation:class="notes" presentation:placeholder="true">
            <draw:text-box/>
          </draw:frame>
        </presentation:notes>
      </draw:page>
      <draw:page draw:name="page7" draw:style-name="dp3" draw:master-page-name="Content_20_with_20_Code" xml:id="id7" draw:id="id7">
        <office:forms form:automatic-focus="false" form:apply-design-mode="false"/>
        <draw:frame draw:name="Datumsplatzhalter 1" presentation:style-name="pr26" draw:text-style-name="P9" draw:layer="layout" svg:width="11.102cm" svg:height="1.013cm" svg:x="5.83cm" svg:y="17.35cm" presentation:class="date-time" presentation:user-transformed="true">
          <draw:text-box>
            <text:p/>
          </draw:text-box>
        </draw:frame>
        <draw:frame draw:name="Fußzeilenplatzhalter 2" presentation:style-name="pr27" draw:text-style-name="P9" draw:layer="layout" svg:width="11.102cm" svg:height="1.013cm" svg:x="16.933cm" svg:y="17.35cm" presentation:class="footer" presentation:user-transformed="true">
          <draw:text-box>
            <text:p/>
          </draw:text-box>
        </draw:frame>
        <draw:frame draw:name="Titel 4" presentation:style-name="pr28" draw:text-style-name="P13" draw:layer="layout" svg:width="15.699cm" svg:height="1.18cm" svg:x="0.832cm" svg:y="0.957cm" presentation:class="title" presentation:placeholder="true" presentation:user-transformed="true">
          <draw:text-box/>
        </draw:frame>
        <draw:frame draw:name="Textplatzhalter 5" presentation:style-name="pr29" draw:text-style-name="P14" draw:layer="layout" svg:width="15.697cm" svg:height="1.401cm" svg:x="0.833cm" svg:y="2.324cm" presentation:class="outline" presentation:placeholder="true" presentation:user-transformed="true">
          <draw:text-box/>
        </draw:frame>
        <draw:frame draw:name="Inhaltsplatzhalter 6" presentation:style-name="pr30" draw:text-style-name="P15" draw:layer="layout" svg:width="15.699cm" svg:height="12.375cm" svg:x="0.833cm" svg:y="4.35cm" presentation:class="outline" presentation:placeholder="true" presentation:user-transformed="true">
          <draw:text-box/>
        </draw:frame>
        <draw:frame draw:name="Inhaltsplatzhalter 7" presentation:style-name="pr31" draw:text-style-name="P11" draw:layer="layout" svg:width="16.101cm" svg:height="15.768cm" svg:x="16.931cm" svg:y="0.957cm" presentation:class="outline" presentation:placeholder="true" presentation:user-transformed="true">
          <draw:text-box/>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32" draw:text-style-name="P1" draw:layer="layout" svg:width="16.799cm" svg:height="13.364cm" svg:x="2.1cm" svg:y="14.107cm" presentation:class="notes" presentation:placeholder="true">
            <draw:text-box/>
          </draw:frame>
        </presentation:notes>
      </draw:page>
      <draw:page draw:name="page8" draw:style-name="dp3" draw:master-page-name="Bigger_20_Code_20_with_20_content" xml:id="id8" draw:id="id8">
        <office:forms form:automatic-focus="false" form:apply-design-mode="false"/>
        <draw:frame draw:name="Datumsplatzhalter 1" presentation:style-name="pr33" draw:text-style-name="P9" draw:layer="layout" svg:width="11.102cm" svg:height="1.013cm" svg:x="5.83cm" svg:y="17.35cm" presentation:class="date-time" presentation:user-transformed="true">
          <draw:text-box>
            <text:p/>
          </draw:text-box>
        </draw:frame>
        <draw:frame draw:name="Fußzeilenplatzhalter 2" presentation:style-name="pr34" draw:text-style-name="P9" draw:layer="layout" svg:width="11.102cm" svg:height="1.013cm" svg:x="16.933cm" svg:y="17.35cm" presentation:class="footer" presentation:user-transformed="true">
          <draw:text-box>
            <text:p/>
          </draw:text-box>
        </draw:frame>
        <draw:frame draw:name="Titel 4" presentation:style-name="pr35" draw:text-style-name="P13" draw:layer="layout" svg:width="10.698cm" svg:height="1.18cm" svg:x="0.832cm" svg:y="0.957cm" presentation:class="title" presentation:placeholder="true" presentation:user-transformed="true">
          <draw:text-box/>
        </draw:frame>
        <draw:frame draw:name="Textplatzhalter 5" presentation:style-name="pr36" draw:text-style-name="P14" draw:layer="layout" svg:width="10.697cm" svg:height="1.401cm" svg:x="0.833cm" svg:y="2.324cm" presentation:class="outline" presentation:placeholder="true" presentation:user-transformed="true">
          <draw:text-box/>
        </draw:frame>
        <draw:frame draw:name="Inhaltsplatzhalter 6" presentation:style-name="pr37" draw:text-style-name="P15" draw:layer="layout" svg:width="10.698cm" svg:height="12.375cm" svg:x="0.833cm" svg:y="4.35cm" presentation:class="outline" presentation:placeholder="true" presentation:user-transformed="true">
          <draw:text-box/>
        </draw:frame>
        <draw:frame draw:name="Inhaltsplatzhalter 7" presentation:style-name="pr38" draw:text-style-name="P11" draw:layer="layout" svg:width="20.899cm" svg:height="15.768cm" svg:x="12.133cm" svg:y="0.957cm" presentation:class="outline" presentation:placeholder="true" presentation:user-transformed="true">
          <draw:text-box/>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39" draw:text-style-name="P1" draw:layer="layout" svg:width="16.799cm" svg:height="13.364cm" svg:x="2.1cm" svg:y="14.107cm" presentation:class="notes" presentation:placeholder="true">
            <draw:text-box/>
          </draw:frame>
        </presentation:notes>
      </draw:page>
      <draw:page draw:name="page9" draw:style-name="dp3" draw:master-page-name="Code_20_Content" xml:id="id9" draw:id="id9">
        <office:forms form:automatic-focus="false" form:apply-design-mode="false"/>
        <draw:frame draw:name="Datumsplatzhalter 1" presentation:style-name="pr40" draw:text-style-name="P9" draw:layer="layout" svg:width="11.102cm" svg:height="1.013cm" svg:x="5.83cm" svg:y="17.35cm" presentation:class="date-time" presentation:user-transformed="true">
          <draw:text-box>
            <text:p/>
          </draw:text-box>
        </draw:frame>
        <draw:frame draw:name="Fußzeilenplatzhalter 2" presentation:style-name="pr41" draw:text-style-name="P9" draw:layer="layout" svg:width="11.102cm" svg:height="1.013cm" svg:x="16.933cm" svg:y="17.35cm" presentation:class="footer" presentation:user-transformed="true">
          <draw:text-box>
            <text:p/>
          </draw:text-box>
        </draw:frame>
        <draw:frame draw:name="Titel 4" presentation:style-name="pr42" draw:text-style-name="P13" draw:layer="layout" svg:width="10.1cm" svg:height="1.18cm" svg:x="0.832cm" svg:y="0.957cm" presentation:class="title" presentation:placeholder="true" presentation:user-transformed="true">
          <draw:text-box/>
        </draw:frame>
        <draw:frame draw:name="Textplatzhalter 5" presentation:style-name="pr43" draw:text-style-name="P14" draw:layer="layout" svg:width="22.101cm" svg:height="1.18cm" svg:x="10.933cm" svg:y="0.957cm" presentation:class="outline" presentation:placeholder="true" presentation:user-transformed="true">
          <draw:text-box/>
        </draw:frame>
        <draw:frame draw:name="Inhaltsplatzhalter 6" presentation:style-name="pr44" draw:text-style-name="P11" draw:layer="layout" svg:width="32.203cm" svg:height="13.817cm" svg:x="0.832cm" svg:y="2.908cm" presentation:class="outline" presentation:placeholder="true" presentation:user-transformed="true">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45" draw:text-style-name="P1" draw:layer="layout" svg:width="16.799cm" svg:height="13.364cm" svg:x="2.1cm" svg:y="14.107cm" presentation:class="notes" presentation:placeholder="true">
            <draw:text-box/>
          </draw:frame>
        </presentation:notes>
      </draw:page>
      <draw:page draw:name="page10" draw:style-name="dp1" draw:master-page-name="Thanks_21__20_Questions_3f_" xml:id="id10" draw:id="id10">
        <office:forms form:automatic-focus="false" form:apply-design-mode="false"/>
        <draw:frame draw:name="Textplatzhalter 1" presentation:style-name="pr46" draw:text-style-name="P5" draw:layer="layout" svg:width="32.024cm" svg:height="3.599cm" svg:x="0.917cm" svg:y="14.726cm" presentation:class="outline" presentation:placeholder="true" presentation:user-transformed="true">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47" draw:text-style-name="P1" draw:layer="layout" svg:width="16.799cm" svg:height="13.364cm" svg:x="2.1cm" svg:y="14.107cm" presentation:class="notes" presentation:placeholder="true">
            <draw:text-box/>
          </draw:frame>
        </presentation:notes>
      </draw:page>
      <draw:page draw:name="page11" draw:style-name="dp1" draw:master-page-name="Open_20_Src_20_-_20_4x4_20_grid" xml:id="id11" draw:id="id11">
        <office:forms form:automatic-focus="false" form:apply-design-mode="false"/>
        <draw:frame draw:name="Textplatzhalter 1" presentation:style-name="pr48" draw:text-style-name="P7" draw:layer="layout" svg:width="3.105cm" svg:height="4.579cm" svg:x="10.442cm" svg:y="5.076cm" presentation:class="outline" presentation:user-transformed="true">
          <draw:text-box>
            <text:p text:style-name="P16"><text:span text:style-name="T4">W</text:span></text:p>
          </draw:text-box>
        </draw:frame>
        <draw:frame draw:name="Textplatzhalter 2" presentation:style-name="pr48" draw:text-style-name="P7" draw:layer="layout" svg:width="3.105cm" svg:height="4.581cm" svg:x="13.548cm" svg:y="5.074cm" presentation:class="outline" presentation:user-transformed="true">
          <draw:text-box>
            <text:p text:style-name="P6"><text:span text:style-name="T4">E</text:span></text:p>
          </draw:text-box>
        </draw:frame>
        <draw:frame draw:name="Textplatzhalter 3" presentation:style-name="pr48" draw:text-style-name="P7" draw:layer="layout" svg:width="3.105cm" svg:height="4.581cm" svg:x="16.654cm" svg:y="5.074cm" presentation:class="outline" presentation:user-transformed="true">
          <draw:text-box>
            <text:p text:style-name="P6"><text:span text:style-name="T4">`</text:span></text:p>
          </draw:text-box>
        </draw:frame>
        <draw:frame draw:name="Textplatzhalter 4" presentation:style-name="pr48" draw:text-style-name="P7" draw:layer="layout" svg:width="3.105cm" svg:height="4.579cm" svg:x="10.442cm" svg:y="9.694cm" presentation:class="outline" presentation:user-transformed="true">
          <draw:text-box>
            <text:p text:style-name="P16"><text:span text:style-name="T4">O</text:span></text:p>
          </draw:text-box>
        </draw:frame>
        <draw:frame draw:name="Textplatzhalter 5" presentation:style-name="pr48" draw:text-style-name="P7" draw:layer="layout" svg:width="3.105cm" svg:height="4.581cm" svg:x="13.548cm" svg:y="9.692cm" presentation:class="outline" presentation:user-transformed="true">
          <draw:text-box>
            <text:p text:style-name="P6"><text:span text:style-name="T4">P</text:span></text:p>
          </draw:text-box>
        </draw:frame>
        <draw:frame draw:name="Textplatzhalter 6" presentation:style-name="pr48" draw:text-style-name="P7" draw:layer="layout" svg:width="3.105cm" svg:height="4.581cm" svg:x="16.654cm" svg:y="9.692cm" presentation:class="outline" presentation:user-transformed="true">
          <draw:text-box>
            <text:p text:style-name="P6"><text:span text:style-name="T4">E</text:span></text:p>
          </draw:text-box>
        </draw:frame>
        <draw:frame draw:name="Textplatzhalter 7" presentation:style-name="pr48" draw:text-style-name="P7" draw:layer="layout" svg:width="3.105cm" svg:height="4.581cm" svg:x="13.548cm" svg:y="0.454cm" presentation:class="outline" presentation:user-transformed="true">
          <draw:text-box>
            <text:p text:style-name="P6"><text:span text:style-name="T3">Y</text:span></text:p>
          </draw:text-box>
        </draw:frame>
        <draw:frame draw:name="Textplatzhalter 8" presentation:style-name="pr48" draw:text-style-name="P7" draw:layer="layout" svg:width="3.105cm" svg:height="4.581cm" svg:x="16.654cm" svg:y="0.454cm" presentation:class="outline" presentation:user-transformed="true">
          <draw:text-box>
            <text:p text:style-name="P6"><text:span text:style-name="T3">E</text:span></text:p>
          </draw:text-box>
        </draw:frame>
        <draw:frame draw:name="Textplatzhalter 9" presentation:style-name="pr48" draw:text-style-name="P7" draw:layer="layout" svg:width="3.105cm" svg:height="4.579cm" svg:x="10.442cm" svg:y="14.312cm" presentation:class="outline" presentation:user-transformed="true">
          <draw:text-box>
            <text:p text:style-name="P16"><text:span text:style-name="T4">S</text:span></text:p>
          </draw:text-box>
        </draw:frame>
        <draw:frame draw:name="Textplatzhalter 10" presentation:style-name="pr48" draw:text-style-name="P7" draw:layer="layout" svg:width="3.105cm" svg:height="4.581cm" svg:x="13.548cm" svg:y="14.31cm" presentation:class="outline" presentation:user-transformed="true">
          <draw:text-box>
            <text:p text:style-name="P6"><text:span text:style-name="T4">R</text:span></text:p>
          </draw:text-box>
        </draw:frame>
        <draw:frame draw:name="Textplatzhalter 11" presentation:style-name="pr48" draw:text-style-name="P7" draw:layer="layout" svg:width="3.105cm" svg:height="4.581cm" svg:x="19.761cm" svg:y="5.08cm" presentation:class="outline" presentation:user-transformed="true">
          <draw:text-box>
            <text:p text:style-name="P6"><text:span text:style-name="T4">R</text:span></text:p>
          </draw:text-box>
        </draw:frame>
        <draw:frame draw:name="Textplatzhalter 12" presentation:style-name="pr48" draw:text-style-name="P7" draw:layer="layout" svg:width="3.105cm" svg:height="4.581cm" svg:x="19.761cm" svg:y="9.698cm" presentation:class="outline" presentation:user-transformed="true">
          <draw:text-box>
            <text:p text:style-name="P6"><text:span text:style-name="T4">N</text:span></text:p>
          </draw:text-box>
        </draw:frame>
        <draw:frame draw:name="Textplatzhalter 13" presentation:style-name="pr48" draw:text-style-name="P7" draw:layer="layout" svg:width="3.105cm" svg:height="4.581cm" svg:x="19.761cm" svg:y="0.46cm" presentation:class="outline" presentation:user-transformed="true">
          <draw:text-box>
            <text:p text:style-name="P6"><text:span text:style-name="T3">S</text:span></text:p>
          </draw:text-box>
        </draw:frame>
        <draw:frame draw:name="Textplatzhalter 14" presentation:style-name="pr48" draw:text-style-name="P7" draw:layer="layout" svg:width="3.103cm" svg:height="4.581cm" svg:x="16.656cm" svg:y="14.31cm" presentation:class="outline" presentation:user-transformed="true">
          <draw:text-box>
            <text:p text:style-name="P16"><text:span text:style-name="T4">C</text:span></text:p>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49" draw:text-style-name="P1" draw:layer="layout" svg:width="16.799cm" svg:height="13.364cm" svg:x="2.1cm" svg:y="14.107cm" presentation:class="notes" presentation:placeholder="true">
            <draw:text-box/>
          </draw:frame>
        </presentation:notes>
      </draw:page>
      <draw:page draw:name="page12" draw:style-name="dp1" draw:master-page-name="RBCN2024" xml:id="id12" draw:id="id12">
        <office:forms form:automatic-focus="false" form:apply-design-mode="false"/>
        <draw:frame draw:name="Textplatzhalter 89" presentation:style-name="pr50" draw:text-style-name="P7" draw:layer="layout" svg:width="3.105cm" svg:height="4.579cm" svg:x="10.721cm" svg:y="4.879cm" presentation:class="outline" presentation:user-transformed="true">
          <draw:text-box>
            <text:p text:style-name="P17"><text:span text:style-name="T7">R</text:span></text:p>
          </draw:text-box>
        </draw:frame>
        <draw:frame draw:name="Textplatzhalter 90" presentation:style-name="pr50" draw:text-style-name="P7" draw:layer="layout" svg:width="3.105cm" svg:height="4.581cm" svg:x="13.827cm" svg:y="4.877cm" presentation:class="outline" presentation:user-transformed="true">
          <draw:text-box>
            <text:p text:style-name="P17"><text:span text:style-name="T7">B</text:span></text:p>
          </draw:text-box>
        </draw:frame>
        <draw:frame draw:name="Textplatzhalter 91" presentation:style-name="pr50" draw:text-style-name="P7" draw:layer="layout" svg:width="3.105cm" svg:height="4.581cm" svg:x="16.933cm" svg:y="4.877cm" presentation:class="outline" presentation:user-transformed="true">
          <draw:text-box>
            <text:p text:style-name="P17"><text:span text:style-name="T7">C</text:span></text:p>
          </draw:text-box>
        </draw:frame>
        <draw:frame draw:name="Textplatzhalter 92" presentation:style-name="pr50" draw:text-style-name="P7" draw:layer="layout" svg:width="3.105cm" svg:height="4.579cm" svg:x="10.721cm" svg:y="9.527cm" presentation:class="outline" presentation:user-transformed="true">
          <draw:text-box>
            <text:p text:style-name="P17"><text:span text:style-name="T8">2</text:span></text:p>
          </draw:text-box>
        </draw:frame>
        <draw:frame draw:name="Textplatzhalter 93" presentation:style-name="pr50" draw:text-style-name="P7" draw:layer="layout" svg:width="3.105cm" svg:height="4.581cm" svg:x="13.827cm" svg:y="9.525cm" presentation:class="outline" presentation:user-transformed="true">
          <draw:text-box>
            <text:p text:style-name="P17"><text:span text:style-name="T8">0</text:span></text:p>
          </draw:text-box>
        </draw:frame>
        <draw:frame draw:name="Textplatzhalter 94" presentation:style-name="pr50" draw:text-style-name="P7" draw:layer="layout" svg:width="3.105cm" svg:height="4.581cm" svg:x="16.933cm" svg:y="9.525cm" presentation:class="outline" presentation:user-transformed="true">
          <draw:text-box>
            <text:p text:style-name="P17"><text:span text:style-name="T8">2</text:span></text:p>
          </draw:text-box>
        </draw:frame>
        <draw:frame draw:name="Textplatzhalter 95" presentation:style-name="pr50" draw:text-style-name="P7" draw:layer="layout" svg:width="3.105cm" svg:height="4.581cm" svg:x="20.039cm" svg:y="4.883cm" presentation:class="outline" presentation:user-transformed="true">
          <draw:text-box>
            <text:p text:style-name="P17"><text:span text:style-name="T7">N</text:span></text:p>
          </draw:text-box>
        </draw:frame>
        <draw:frame draw:name="Textplatzhalter 96" presentation:style-name="pr50" draw:text-style-name="P7" draw:layer="layout" svg:width="3.105cm" svg:height="4.581cm" svg:x="20.039cm" svg:y="9.527cm" presentation:class="outline" presentation:user-transformed="true">
          <draw:text-box>
            <text:p text:style-name="P17"><text:span text:style-name="T8">4</text:span></text:p>
          </draw:text-box>
        </draw:frame>
        <anim:par presentation:node-type="timing-root">
          <anim:par smil:begin="id1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51" draw:text-style-name="P1" draw:layer="layout" svg:width="16.799cm" svg:height="13.364cm" svg:x="2.1cm" svg:y="14.107cm" presentation:class="notes" presentation:placeholder="true">
            <draw:text-box/>
          </draw:frame>
        </presentation:notes>
      </draw:page>
      <draw:page draw:name="page13" draw:style-name="dp1" draw:master-page-name="RBCN2024" xml:id="id13" draw:id="id13">
        <office:forms form:automatic-focus="false" form:apply-design-mode="false"/>
        <draw:frame draw:name="Textplatzhalter 89" presentation:style-name="pr50" draw:text-style-name="P7" draw:layer="layout" svg:width="3.105cm" svg:height="4.579cm" svg:x="10.721cm" svg:y="4.879cm" presentation:class="outline" presentation:user-transformed="true">
          <draw:text-box>
            <text:p text:style-name="P17"><text:span text:style-name="T7">B</text:span></text:p>
          </draw:text-box>
        </draw:frame>
        <draw:frame draw:name="Textplatzhalter 90" presentation:style-name="pr50" draw:text-style-name="P7" draw:layer="layout" svg:width="3.105cm" svg:height="4.581cm" svg:x="13.827cm" svg:y="4.877cm" presentation:class="outline" presentation:user-transformed="true">
          <draw:text-box>
            <text:p text:style-name="P17"><text:span text:style-name="T7">r</text:span></text:p>
          </draw:text-box>
        </draw:frame>
        <draw:frame draw:name="Textplatzhalter 91" presentation:style-name="pr50" draw:text-style-name="P7" draw:layer="layout" svg:width="3.105cm" svg:height="4.581cm" svg:x="16.933cm" svg:y="4.877cm" presentation:class="outline" presentation:user-transformed="true">
          <draw:text-box>
            <text:p text:style-name="P17"><text:span text:style-name="T7">s</text:span></text:p>
          </draw:text-box>
        </draw:frame>
        <draw:frame draw:name="Textplatzhalter 92" presentation:style-name="pr50" draw:text-style-name="P7" draw:layer="layout" svg:width="3.105cm" svg:height="4.579cm" svg:x="10.721cm" svg:y="9.527cm" presentation:class="outline" presentation:user-transformed="true">
          <draw:text-box>
            <text:p text:style-name="P17"><text:span text:style-name="T8">L</text:span></text:p>
          </draw:text-box>
        </draw:frame>
        <draw:frame draw:name="Textplatzhalter 93" presentation:style-name="pr50" draw:text-style-name="P7" draw:layer="layout" svg:width="3.105cm" svg:height="4.581cm" svg:x="13.827cm" svg:y="9.525cm" presentation:class="outline" presentation:user-transformed="true">
          <draw:text-box>
            <text:p text:style-name="P17"><text:span text:style-name="T8">B</text:span></text:p>
          </draw:text-box>
        </draw:frame>
        <draw:frame draw:name="Textplatzhalter 94" presentation:style-name="pr50" draw:text-style-name="P7" draw:layer="layout" svg:width="3.105cm" svg:height="4.581cm" svg:x="16.933cm" svg:y="9.525cm" presentation:class="outline" presentation:user-transformed="true">
          <draw:text-box>
            <text:p text:style-name="P17"><text:span text:style-name="T8">R</text:span></text:p>
          </draw:text-box>
        </draw:frame>
        <draw:frame draw:name="Textplatzhalter 95" presentation:style-name="pr50" draw:text-style-name="P7" draw:layer="layout" svg:width="3.105cm" svg:height="4.581cm" svg:x="20.039cm" svg:y="4.883cm" presentation:class="outline" presentation:user-transformed="true">
          <draw:text-box>
            <text:p text:style-name="P17"><text:span text:style-name="T7">R</text:span></text:p>
          </draw:text-box>
        </draw:frame>
        <draw:frame draw:name="Textplatzhalter 96" presentation:style-name="pr50" draw:text-style-name="P7" draw:layer="layout" svg:width="3.105cm" svg:height="4.581cm" svg:x="20.039cm" svg:y="9.527cm" presentation:class="outline" presentation:user-transformed="true">
          <draw:text-box>
            <text:p text:style-name="P17"><text:span text:style-name="T8">y</text:span></text:p>
          </draw:text-box>
        </draw:frame>
        <anim:par presentation:node-type="timing-root">
          <anim:par smil:begin="id1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51" draw:text-style-name="P1" draw:layer="layout" svg:width="16.799cm" svg:height="13.364cm" svg:x="2.1cm" svg:y="14.107cm" presentation:class="notes" presentation:placeholder="true">
            <draw:text-box/>
          </draw:frame>
        </presentation:notes>
      </draw:page>
      <draw:page draw:name="page14" draw:style-name="dp1" draw:master-page-name="RBTFRMWRK_20_-_20_3x3_20_grid" xml:id="id14" draw:id="id14">
        <office:forms form:automatic-focus="false" form:apply-design-mode="false"/>
        <draw:frame draw:name="Textplatzhalter 1" presentation:style-name="pr52" draw:text-style-name="P18" draw:layer="layout" svg:width="3.105cm" svg:height="4.579cm" svg:x="11.995cm" svg:y="2.618cm" presentation:class="outline" presentation:placeholder="true" presentation:user-transformed="true">
          <draw:text-box/>
        </draw:frame>
        <draw:frame draw:name="Textplatzhalter 2" presentation:style-name="pr53" draw:text-style-name="P19" draw:layer="layout" svg:width="3.105cm" svg:height="4.581cm" svg:x="15.101cm" svg:y="2.616cm" presentation:class="outline" presentation:placeholder="true" presentation:user-transformed="true">
          <draw:text-box/>
        </draw:frame>
        <draw:frame draw:name="Textplatzhalter 3" presentation:style-name="pr54" draw:text-style-name="P19" draw:layer="layout" svg:width="3.105cm" svg:height="4.581cm" svg:x="18.207cm" svg:y="2.616cm" presentation:class="outline" presentation:placeholder="true" presentation:user-transformed="true">
          <draw:text-box/>
        </draw:frame>
        <draw:frame draw:name="Textplatzhalter 4" presentation:style-name="pr55" draw:text-style-name="P20" draw:layer="layout" svg:width="3.105cm" svg:height="4.579cm" svg:x="11.995cm" svg:y="7.236cm" presentation:class="outline" presentation:placeholder="true" presentation:user-transformed="true">
          <draw:text-box/>
        </draw:frame>
        <draw:frame draw:name="Textplatzhalter 5" presentation:style-name="pr56" draw:text-style-name="P21" draw:layer="layout" svg:width="3.105cm" svg:height="4.581cm" svg:x="15.101cm" svg:y="7.234cm" presentation:class="outline" presentation:placeholder="true" presentation:user-transformed="true">
          <draw:text-box/>
        </draw:frame>
        <draw:frame draw:name="Textplatzhalter 6" presentation:style-name="pr57" draw:text-style-name="P21" draw:layer="layout" svg:width="3.105cm" svg:height="4.581cm" svg:x="18.207cm" svg:y="7.234cm" presentation:class="outline" presentation:placeholder="true" presentation:user-transformed="true">
          <draw:text-box/>
        </draw:frame>
        <draw:frame draw:name="Textplatzhalter 7" presentation:style-name="pr58" draw:text-style-name="P20" draw:layer="layout" svg:width="3.105cm" svg:height="4.579cm" svg:x="11.995cm" svg:y="11.854cm" presentation:class="outline" presentation:placeholder="true" presentation:user-transformed="true">
          <draw:text-box/>
        </draw:frame>
        <draw:frame draw:name="Textplatzhalter 8" presentation:style-name="pr59" draw:text-style-name="P21" draw:layer="layout" svg:width="3.105cm" svg:height="4.581cm" svg:x="15.101cm" svg:y="11.852cm" presentation:class="outline" presentation:placeholder="true" presentation:user-transformed="true">
          <draw:text-box/>
        </draw:frame>
        <draw:frame draw:name="Textplatzhalter 9" presentation:style-name="pr60" draw:text-style-name="P21" draw:layer="layout" svg:width="3.105cm" svg:height="4.581cm" svg:x="18.207cm" svg:y="11.852cm" presentation:class="outline" presentation:placeholder="true" presentation:user-transformed="true">
          <draw:text-box/>
        </draw:frame>
        <anim:par presentation:node-type="timing-root">
          <anim:par smil:begin="id1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Code" svg:font-family="'Courier Code'" style:font-family-generic="modern" style:font-pitch="variable"/>
    <style:font-face style:name="Courier Code1" svg:font-family="'Courier Code'" style:font-family-generic="modern" style:font-pitch="fixed"/>
    <style:font-face style:name="Courier Code2" svg:font-family="'Courier Code'" style:font-pitch="fixed"/>
    <style:font-face style:name="Courier Code3" svg:font-family="'Courier Code'" style:font-family-generic="modern"/>
    <style:font-face style:name="Courier Code4" svg:font-family="'Courier Code'" style:font-pitch="variable"/>
    <style:font-face style:name="Courier Code5" svg:font-family="'Courier Code'"/>
    <style:font-face style:name="Courier Code6"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variable"/>
    <style:font-face style:name="OCR A Extended4" svg:font-family="'OCR A Extended'" style:font-family-generic="modern" style:font-pitch="fixed"/>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1">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2">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166pt"/>
    </style:style>
    <style:style style:name="MP15" style:family="paragraph">
      <style:paragraph-properties fo:text-align="start"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style:paragraph-properties fo:text-align="start" style:writing-mode="lr-tb" style:font-independent-line-spacing="true"/>
      <style:text-properties fo:font-size="40pt"/>
    </style:style>
    <style:style style:name="MP22" style:family="paragraph">
      <loext:graphic-properties draw:fill="none"/>
      <style:paragraph-properties fo:text-align="start" style:writing-mode="lr-tb" style:font-independent-line-spacing="true"/>
      <style:text-properties fo:font-size="48pt"/>
    </style:style>
    <style:style style:name="MP23"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6pt"/>
    </style:style>
    <style:style style:name="MP26" style:family="paragraph">
      <loext:graphic-properties draw:fill="none"/>
      <style:paragraph-properties fo:text-align="start" style:writing-mode="lr-tb" style:font-independent-line-spacing="true"/>
      <style:text-properties fo:font-size="20pt"/>
    </style:style>
    <style:style style:name="MP27" style:family="paragraph">
      <loext:graphic-properties draw:fill="solid" draw:fill-color="#24282c"/>
      <style:paragraph-properties fo:text-align="center" style:font-independent-line-spacing="true"/>
      <style:text-properties fo:font-size="18pt"/>
    </style:style>
    <style:style style:name="MP28"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29"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2" fo:font-size="28pt" fo:letter-spacing="-0.106cm" fo:language="de" fo:country="DE" fo:font-style="normal" style:text-underline-style="none" fo:font-weight="normal" fo:background-color="transparent" style:font-name-asian="Courier Code6" style:font-size-asian="28pt" style:font-style-asian="normal" style:font-weight-asian="normal" style:font-name-complex="Courier Code1"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name-asian="Courier Code6" style:font-size-asian="14pt" style:font-style-asian="normal" style:font-weight-asian="normal" style:font-name-complex="Courier Code1"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1"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1"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1"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1" fo:font-size="26pt" fo:letter-spacing="-0.035cm" fo:language="en" fo:country="US" fo:font-style="normal" style:text-underline-style="none" fo:font-weight="normal" fo:background-color="transparent" style:font-name-asian="Courier Code6" style:font-size-asian="26pt" style:font-style-asian="normal" style:font-weight-asian="normal" style:font-name-complex="Courier Code1"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1" fo:font-size="20pt" fo:letter-spacing="-0.035cm" fo:language="de" fo:country="DE" fo:font-style="normal" style:text-underline-style="none" fo:font-weight="normal" fo:background-color="transparent" style:font-name-asian="Courier Code6" style:font-size-asian="20pt" style:font-style-asian="normal" style:font-weight-asian="normal" style:font-name-complex="Courier Code1"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4"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08cm" text:min-label-width="0.635cm"/>
        <style:text-properties style:font-name="Courier Code1"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draw:custom-shape draw:name="Textfeld 2" draw:style-name="Mgr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January-23</text:span><text:span text:style-name="MT5"><text:line-break/></text:span><text:span text:style-name="MT5">Online:</text:span><text:span text:style-name="MT5"><text:line-break/></text:span><text:span text:style-name="MT5">28-29/February-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3.18cm" svg:x="1.693cm" svg:y="0.76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draw:custom-shape draw:name="Textfeld 2" draw:style-name="Mgr1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6" draw:layer="backgroundobjects" svg:width="5.583cm" svg:height="2.28cm" svg:x="0.559cm" svg:y="0.317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draw:custom-shape draw:name="Textfeld 2" draw:style-name="Mgr15"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list text:style-name="ML4">
            <text:list-item>
              <text:p text:style-name="MP13"><text:span text:style-name="MT8">K</text:span></text:p>
            </text:list-item>
          </text:list>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draw:custom-shape draw:name="Textfeld 2" draw:style-name="Mgr16"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4" presentation:style-name="Mpr1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5" presentation:style-name="Mpr1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Inhaltsplatzhalter 7" presentation:style-name="Mpr12" draw:text-style-name="MP21" draw:layer="backgroundobjects" svg:width="32.102cm" svg:height="14.39cm" svg:x="0.93cm" svg:y="2.336cm" presentation:class="outline" presentation:user-transformed="true">
        <draw:text-box>
          <text:list text:style-name="ML4">
            <text:list-item>
              <text:p text:style-name="MP19"><text:span text:style-name="MT11">amet consect etuer adip iscing elit, sed diam non ummy nibh euismodat tincidunt utlao reet dolore magna aliquam erat volut. Ut wisi enim ad minim veniam quis nost trud exerci tation ullamcorper sustas drerit in dolorem sitem. </text:span></text:p>
              <text:list>
                <text:list-item>
                  <text:p text:style-name="MP20"><text:span text:style-name="MT11"/></text:p>
                </text:list-item>
              </text:list>
            </text:list-item>
          </text:list>
        </draw:text-box>
      </draw:frame>
      <draw:frame draw:name="Titel 9" presentation:style-name="Mpr13" draw:text-style-name="MP21" draw:layer="backgroundobjects" svg:width="31.537cm" svg:height="1.18cm" svg:x="0.93cm" svg:y="1.124cm" presentation:class="title" presentation:user-transformed="true">
        <draw:text-box>
          <text:p text:style-name="MP19"><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draw:custom-shape draw:name="Textfeld 2" draw:style-name="Mgr1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16"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17"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18" draw:text-style-name="MP22" draw:layer="backgroundobjects" svg:width="32.102cm" svg:height="1.18cm" svg:x="0.832cm" svg:y="0.957cm" presentation:class="title" presentation:user-transformed="true">
        <draw:text-box>
          <text:p text:style-name="MP9"><text:span text:style-name="MT13">MASTERTITELFORMAT BEARBEITEN</text:span></text:p>
        </draw:text-box>
      </draw:frame>
      <draw:frame draw:name="Textplatzhalter 15" presentation:style-name="Mpr19" draw:text-style-name="MP22" draw:layer="backgroundobjects" svg:width="32.102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0" draw:text-style-name="MP25" draw:layer="backgroundobjects" svg:width="32.102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draw:custom-shape draw:name="Textfeld 2" draw:style-name="Mgr18"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23"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24"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25" draw:text-style-name="MP22" draw:layer="backgroundobjects" svg:width="32.199cm" svg:height="1.18cm" svg:x="0.832cm" svg:y="0.957cm" presentation:class="title" presentation:user-transformed="true">
        <draw:text-box>
          <text:p text:style-name="MP9"><text:span text:style-name="MT13">TITLE</text:span></text:p>
        </draw:text-box>
      </draw:frame>
      <draw:frame draw:name="Textplatzhalter 15" presentation:style-name="Mpr26" draw:text-style-name="MP22" draw:layer="backgroundobjects" svg:width="32.199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7"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19"><text:span text:style-name="MT16">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draw:custom-shape draw:name="Textfeld 2" draw:style-name="Mgr19"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2" draw:text-style-name="MP22" draw:layer="backgroundobjects" svg:width="15.699cm" svg:height="1.18cm" svg:x="0.832cm" svg:y="0.957cm" presentation:class="title" presentation:user-transformed="true">
        <draw:text-box>
          <text:p text:style-name="MP9"><text:span text:style-name="MT13">TITLE</text:span></text:p>
        </draw:text-box>
      </draw:frame>
      <draw:frame draw:name="Textplatzhalter 15" presentation:style-name="Mpr33" draw:text-style-name="MP22" draw:layer="backgroundobjects" svg:width="15.697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34"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19"><text:span text:style-name="MT16">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draw:custom-shape draw:name="Textfeld 2" draw:style-name="Mgr21"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7"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7"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8"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9" draw:text-style-name="MP22" draw:layer="backgroundobjects" svg:width="10.698cm" svg:height="1.18cm" svg:x="0.832cm" svg:y="0.957cm" presentation:class="title" presentation:user-transformed="true">
        <draw:text-box>
          <text:p text:style-name="MP9"><text:span text:style-name="MT13">TTL</text:span></text:p>
        </draw:text-box>
      </draw:frame>
      <draw:frame draw:name="Textplatzhalter 15" presentation:style-name="Mpr40" draw:text-style-name="MP22" draw:layer="backgroundobjects" svg:width="10.697cm" svg:height="1.401cm" svg:x="0.833cm" svg:y="2.324cm" presentation:class="outline" presentation:user-transformed="true">
        <draw:text-box>
          <text:list text:style-name="ML4">
            <text:list-item>
              <text:p text:style-name="MP23"><text:span text:style-name="MT14">SBTTL</text:span></text:p>
            </text:list-item>
          </text:list>
        </draw:text-box>
      </draw:frame>
      <draw:frame draw:name="Inhaltsplatzhalter 19" presentation:style-name="Mpr41" draw:text-style-name="MP25" draw:layer="backgroundobjects" svg:width="10.698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19"><text:span text:style-name="MT16">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draw:custom-shape draw:name="Textfeld 2" draw:style-name="Mgr2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44"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44"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45"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46" draw:text-style-name="MP22" draw:layer="backgroundobjects" svg:width="10.1cm" svg:height="1.18cm" svg:x="0.832cm" svg:y="0.957cm" presentation:class="title" presentation:user-transformed="true">
        <draw:text-box>
          <text:p text:style-name="MP9"><text:span text:style-name="MT13">SLIDE TITLE</text:span></text:p>
        </draw:text-box>
      </draw:frame>
      <draw:frame draw:name="Textplatzhalter 15" presentation:style-name="Mpr47" draw:text-style-name="MP22" draw:layer="backgroundobjects" svg:width="22.101cm" svg:height="1.18cm" svg:x="10.933cm" svg:y="0.957cm" presentation:class="outline" presentation:user-transformed="true">
        <draw:text-box>
          <text:list text:style-name="ML4">
            <text:list-item>
              <text:p text:style-name="MP23"><text:span text:style-name="MT14"><text:s/></text:span><text:span text:style-name="MT14">WITH COLOR</text:span></text:p>
            </text:list-item>
          </text:list>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19"><text:span text:style-name="MT16">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draw:custom-shape draw:name="Textfeld 2" draw:style-name="Mgr2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29" draw:layer="backgroundobjects" svg:width="32.024cm" svg:height="5.171cm" svg:x="0.917cm" svg:y="8.925cm">
        <text:p text:style-name="MP28"><text:span text:style-name="M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30"><text:span text:style-name="MT1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583cm" svg:height="2.28cm" svg:x="0.564cm" svg:y="0.323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draw:custom-shape draw:name="Textfeld 2" draw:style-name="Mgr2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list text:style-name="ML4">
            <text:list-item>
              <text:p text:style-name="MP32"><text:span text:style-name="MT9">W</text:span></text:p>
            </text:list-item>
          </text:list>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draw:custom-shape draw:name="Textfeld 2" draw:style-name="Mgr30"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list text:style-name="ML4">
            <text:list-item>
              <text:p text:style-name="MP36"><text:span text:style-name="MT20">R</text:span></text:p>
            </text:list-item>
          </text:list>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list text:style-name="ML4">
            <text:list-item>
              <text:p text:style-name="MP32"><text:span text:style-name="MT9">R</text:span></text:p>
            </text:list-item>
          </text:list>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6</meta:editing-cycles>
    <meta:creation-date>2023-12-07T13:10:05.622475827</meta:creation-date>
    <dc:date>2023-12-08T13:54:22.205670000</dc:date>
    <meta:editing-duration>PT22M5S</meta:editing-duration>
    <meta:generator>LibreOffice/7.3.7.2$Linux_X86_64 LibreOffice_project/30$Build-2</meta:generator>
    <meta:document-statistic meta:object-count="331"/>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